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50000002B9DCB89A3C.png"/>
  <manifest:file-entry manifest:media-type="image/png" manifest:full-path="Pictures/100002010000024E000002B69FA1FBB9.png"/>
  <manifest:file-entry manifest:media-type="image/png" manifest:full-path="Pictures/1000020100000250000002BCF30D52B5.png"/>
  <manifest:file-entry manifest:media-type="image/png" manifest:full-path="Pictures/1000020100000437000002BC8392526E.png"/>
  <manifest:file-entry manifest:media-type="image/png" manifest:full-path="Pictures/100002010000024F000002BDBB5DEC3D.png"/>
  <manifest:file-entry manifest:media-type="image/png" manifest:full-path="Pictures/10000201000002CC000002B74DFEC148.png"/>
  <manifest:file-entry manifest:media-type="image/png" manifest:full-path="Pictures/1000020100000251000002C04192CB72.png"/>
  <manifest:file-entry manifest:media-type="image/png" manifest:full-path="Pictures/10000201000001FC000002BE932FB23A.png"/>
  <manifest:file-entry manifest:media-type="image/png" manifest:full-path="Pictures/10000201000001F3000002BC9E26F949.png"/>
  <manifest:file-entry manifest:media-type="image/png" manifest:full-path="Pictures/10000201000001F9000002C0908B830D.png"/>
  <manifest:file-entry manifest:media-type="image/png" manifest:full-path="Pictures/100002010000043B000002BC05DFF6E7.png"/>
  <manifest:file-entry manifest:media-type="image/png" manifest:full-path="Pictures/100000000000032000000258AE45E8AA.png"/>
  <manifest:file-entry manifest:media-type="image/png" manifest:full-path="Pictures/100002010000024C000002B98F22F132.png"/>
  <manifest:file-entry manifest:media-type="image/png" manifest:full-path="Pictures/100002010000024B000002B74031563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ashapes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movwaves-title">
      <style:graphic-properties draw:fill-color="#ffffff" draw:auto-grow-height="true" fo:min-height="3.507cm"/>
    </style:style>
    <style:style style:name="pr2" style:family="presentation" style:parent-style-name="lyt-movwaves-outline1">
      <style:graphic-properties draw:fill-color="#ffffff" draw:auto-grow-height="true" fo:min-height="11cm"/>
    </style:style>
    <style:style style:name="pr3" style:family="presentation" style:parent-style-name="lyt-movwaves-notes">
      <style:graphic-properties draw:fill-color="#ffffff" draw:auto-grow-height="true" fo:min-height="13.364cm"/>
    </style:style>
    <style:style style:name="pr4" style:family="presentation" style:parent-style-name="lyt-movwaves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movwaves" presentation:presentation-page-layout-name="AL1T1">
        <draw:frame presentation:style-name="pr1" draw:text-style-name="P1" draw:layer="layout" svg:width="24.6cm" svg:height="3.507cm" svg:x="1.4cm" svg:y="1.536cm" presentation:class="title">
          <draw:text-box>
            <text:p text:style-name="P1">Project Planner</text:p>
          </draw:text-box>
        </draw:frame>
        <draw:frame presentation:style-name="pr2" draw:text-style-name="P2" draw:layer="layout" svg:width="23cm" svg:height="11cm" svg:x="2.2cm" svg:y="5.5cm" presentation:class="outline" presentation:user-transformed="true">
          <draw:text-box>
            <text:list text:style-name="L2">
              <text:list-item>
                <text:p>Simon Jäger</text:p>
              </text:list-item>
              <text:list-item>
                <text:p><text:a xlink:href="https://github.com/SimonJagerSwe">https://github.com/SimonJagerSwe</text:a></text:p>
              </text:list-item>
              <text:list-item>
                <text:p>edX: SimonJagerSwe</text:p>
              </text:list-item>
              <text:list-item>
                <text:p>Lund, Sweden</text:p>
              </text:list-item>
              <text:list-item>
                <text:p>2025-09-2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movwaves" presentation:presentation-page-layout-name="AL1T1">
        <draw:frame draw:style-name="gr2" draw:text-style-name="P4" draw:layer="layout" svg:width="25.2cm" svg:height="18.134cm" svg:x="1.2cm" svg:y="1.466cm">
          <draw:image xlink:href="Pictures/100002010000043B000002BC05DFF6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movwaves" presentation:presentation-page-layout-name="AL1T1">
        <draw:frame draw:style-name="gr2" draw:text-style-name="P4" draw:layer="layout" svg:width="25.2cm" svg:height="18.195cm" svg:x="1.2cm" svg:y="1.405cm">
          <draw:image xlink:href="Pictures/1000020100000437000002BC839252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movwaves" presentation:presentation-page-layout-name="AL1T1">
        <draw:frame draw:style-name="gr2" draw:text-style-name="P4" draw:layer="layout" svg:width="11.562cm" svg:height="18.2cm" svg:x="1.238cm" svg:y="1.4cm">
          <draw:image xlink:href="Pictures/10000201000001F9000002C0908B830D.png" xlink:type="simple" xlink:show="embed" xlink:actuate="onLoad">
            <text:p/>
          </draw:image>
        </draw:frame>
        <draw:frame draw:style-name="gr2" draw:text-style-name="P4" draw:layer="layout" svg:width="13.203cm" svg:height="18.122cm" svg:x="13.197cm" svg:y="1.478cm">
          <draw:image xlink:href="Pictures/10000201000001F3000002BC9E26F9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movwaves" presentation:presentation-page-layout-name="AL1T1">
        <draw:frame draw:style-name="gr2" draw:text-style-name="P4" draw:layer="layout" svg:width="11.6cm" svg:height="18.175cm" svg:x="1.2cm" svg:y="1.425cm">
          <draw:image xlink:href="Pictures/10000201000001FC000002BE932FB23A.png" xlink:type="simple" xlink:show="embed" xlink:actuate="onLoad">
            <text:p/>
          </draw:image>
        </draw:frame>
        <draw:frame draw:style-name="gr2" draw:text-style-name="P4" draw:layer="layout" svg:width="13.2cm" svg:height="18.122cm" svg:x="13.2cm" svg:y="1.478cm">
          <draw:image xlink:href="Pictures/1000020100000250000002BCF30D52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movwaves" presentation:presentation-page-layout-name="AL1T1">
        <draw:frame draw:style-name="gr2" draw:text-style-name="P4" draw:layer="layout" svg:width="13cm" svg:height="18.2cm" svg:x="1.2cm" svg:y="1.4cm">
          <draw:image xlink:href="Pictures/1000020100000251000002C04192CB72.png" xlink:type="simple" xlink:show="embed" xlink:actuate="onLoad">
            <text:p/>
          </draw:image>
        </draw:frame>
        <draw:frame draw:style-name="gr2" draw:text-style-name="P4" draw:layer="layout" svg:width="11.811cm" svg:height="18.163cm" svg:x="14.6cm" svg:y="1.437cm">
          <draw:image xlink:href="Pictures/100002010000024E000002B69FA1FB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movwaves" presentation:presentation-page-layout-name="AL1T1">
        <draw:frame draw:style-name="gr2" draw:text-style-name="P4" draw:layer="layout" svg:width="25.145cm" svg:height="18.19cm" svg:x="1.255cm" svg:y="1.41cm">
          <draw:image xlink:href="Pictures/10000201000002CC000002B74DFEC1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movwaves" presentation:presentation-page-layout-name="AL1T1">
        <draw:frame draw:style-name="gr2" draw:text-style-name="P4" draw:layer="layout" svg:width="12.4cm" svg:height="18.2cm" svg:x="1.2cm" svg:y="1.4cm">
          <draw:image xlink:href="Pictures/1000020100000250000002B9DCB89A3C.png" xlink:type="simple" xlink:show="embed" xlink:actuate="onLoad">
            <text:p/>
          </draw:image>
        </draw:frame>
        <draw:frame draw:style-name="gr2" draw:text-style-name="P4" draw:layer="layout" svg:width="12.532cm" svg:height="18.19cm" svg:x="14cm" svg:y="1.41cm">
          <draw:image xlink:href="Pictures/100002010000024B000002B7403156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movwaves" presentation:presentation-page-layout-name="AL1T1">
        <draw:frame draw:style-name="gr2" draw:text-style-name="P4" draw:layer="layout" svg:width="12.438cm" svg:height="18.148cm" svg:x="1.162cm" svg:y="1.452cm">
          <draw:image xlink:href="Pictures/100002010000024F000002BDBB5DEC3D.png" xlink:type="simple" xlink:show="embed" xlink:actuate="onLoad">
            <text:p/>
          </draw:image>
        </draw:frame>
        <draw:frame draw:style-name="gr2" draw:text-style-name="P4" draw:layer="layout" svg:width="12.6cm" svg:height="18.148cm" svg:x="13.8cm" svg:y="1.452cm">
          <draw:image xlink:href="Pictures/100002010000024C000002B98F22F1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" xlink:href="Pictures/100000000000032000000258AE45E8A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5.99cm" fo:margin-right="0cm" fo:margin-top="0cm" fo:margin-bottom="0.098cm" fo:text-indent="-0.598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movwaves" style:page-layout-name="PM1" draw:style-name="Mdp1">
      <draw:frame presentation:style-name="lyt-movwaves-title" draw:layer="backgroundobjects" svg:width="24.6cm" svg:height="3.507cm" svg:x="1.4cm" svg:y="1.536cm" presentation:class="title" presentation:placeholder="true">
        <draw:text-box/>
      </draw:frame>
      <draw:frame presentation:style-name="lyt-movwaves-outline1" draw:layer="backgroundobjects" svg:width="23cm" svg:height="11cm" svg:x="2.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5cm" svg:y="17.8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7.8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676cm" svg:y="17.8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5$Win32 OpenOffice.org_project/4115m2$Build-9813</meta:generator>
    <dc:title>Light Blue Shapes</dc:title>
    <dc:description>Presentation Layout Template</dc:description>
    <meta:creation-date>2025-09-22T18:57:20.78</meta:creation-date>
    <dc:language>en-US</dc:language>
    <meta:editing-cycles>3</meta:editing-cycles>
    <meta:editing-duration>PT18M12S</meta:editing-duration>
    <meta:initial-creator>Simon Jäger</meta:initial-creator>
    <dc:date>2025-09-22T21:01:03.92</dc:date>
    <dc:creator>Simon Jäger</dc:creator>
    <meta:document-statistic meta:object-count="57"/>
    <meta:user-defined meta:name="Info 1"/>
    <meta:user-defined meta:name="Info 2"/>
    <meta:user-defined meta:name="Info 3"/>
    <meta:user-defined meta:name="Info 4"/>
    <meta:template xlink:type="simple" xlink:actuate="onRequest" xlink:title="Light Blue Shapes" xlink:href="../../../../../../../../../Program%20Files%20(x86)/OpenOffice%204/share/template/en-US/layout/lyt-movwaves.otp"/>
  </office:meta>
</office:document-meta>
</file>